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ei! </text:p>
      <text:p text:style-name="Standard"/>
      <text:p text:style-name="Standard">Mitt navn Stine MA Grumheden og jeg er elev ved Høgskolen i Oslo og Akershus. Vi skal i gang med et skoleprosjekt der oppgaven er å lage en Web side. Vårt prosjekt skal omhandle det å få og opprettholde en sunn livsstil som student med begrenset tid og lite penger.</text:p>
      <text:p text:style-name="Standard"/>
      <text:p text:style-name="Standard">Vi spør med dette om å få deres tillatelse til å bruke bruke oppskrifter og tilhørende bilder fra deres nettsted. Vi vil selvfølgelig ha med tydelig notasjon med henvisning til dere.</text:p>
      <text:p text:style-name="Standard"/>
      <text:p text:style-name="Standard">Vi håper på positivt svar. </text:p>
      <text:p text:style-name="Standard"/>
      <text:p text:style-name="Standard">Mvh Stine MA Grumhed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0-26T22:31:39</meta:creation-date>
    <dc:date>2013-10-27T21:06:27</dc:date>
    <meta:editing-duration>PT8M2S</meta:editing-duration>
    <meta:editing-cycles>1</meta:editing-cycles>
    <meta:generator>OpenOffice.org/3.3$Unix OpenOffice.org_project/330m20$Build-9567</meta:generator>
    <meta:document-statistic meta:table-count="0" meta:image-count="0" meta:object-count="0" meta:page-count="1" meta:paragraph-count="5" meta:word-count="91" meta:character-count="501"/>
  </office:meta>
</office:document-meta>
</file>